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P3" style:family="paragraph" style:parent-style-name="Standard">
      <style:paragraph-properties fo:text-align="start" style:justify-single-word="false"/>
      <style:text-properties officeooo:rsid="001f3d5d" officeooo:paragraph-rsid="001f3d5d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nsolas" fo:font-size="10.5pt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nsolas" fo:font-size="8pt" fo:letter-spacing="normal" fo:font-style="normal" fo:font-weight="normal" fo:background-color="#ffffff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nsolas" fo:font-size="8pt" fo:letter-spacing="normal" fo:font-style="normal" fo:font-weight="normal" style:font-size-asian="8pt" style:font-size-complex="8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Courier New1" fo:font-size="8pt" fo:background-color="#ffffff" style:font-size-asian="8pt" style:font-size-complex="8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Courier New1" fo:font-size="8pt" fo:letter-spacing="normal" fo:font-style="normal" fo:font-weight="normal" fo:background-color="#ffffff" style:font-size-asian="8pt" style:font-size-complex="8p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Courier New1" fo:font-size="8pt" fo:letter-spacing="normal" fo:background-color="#ffffff" style:font-size-asian="8pt" style:font-size-complex="8pt"/>
    </style:style>
    <style:style style:name="P13" style:family="paragraph" style:parent-style-name="Heading_20_1">
      <style:text-properties officeooo:rsid="001deb6a" officeooo:paragraph-rsid="001deb6a"/>
    </style:style>
    <style:style style:name="P14" style:family="paragraph" style:parent-style-name="Heading_20_1" style:master-page-name="First_20_Page">
      <style:paragraph-properties style:page-number="auto"/>
      <style:text-properties officeooo:rsid="001f3d5d" officeooo:paragraph-rsid="001f3d5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font-style="normal" fo:font-weight="normal"/>
    </style:style>
    <style:style style:name="T5" style:family="text">
      <style:text-properties officeooo:rsid="001fdb3e"/>
    </style:style>
    <style:style style:name="T6" style:family="text">
      <style:text-properties officeooo:rsid="00212ea1"/>
    </style:style>
    <style:style style:name="T7" style:family="text">
      <style:text-properties officeooo:rsid="0022e7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2999117" text:style-name="Outline">
        <text:list-item>
          <text:h text:style-name="P14" text:outline-level="1">Clases y métodos</text:h>
        </text:list-item>
        <text:list-item>
          <text:h text:style-name="P1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5"/>
      <text:p text:style-name="P2">I'm trying to create this class Student.</text:p>
      <text:p text:style-name="P6"/>
      <text:p text:style-name="P8">class Student {</text:p>
      <text:p text:style-name="P8">final String _id;</text:p>
      <text:p text:style-name="P8">String _name, _phoneNumber, _email;</text:p>
      <text:p text:style-name="P9"/>
      <text:p text:style-name="P8">Student(this._id, this._name, {this._phoneNumber, this.email});</text:p>
      <text:p text:style-name="P8">}</text:p>
      <text:p text:style-name="P6"/>
      <text:p text:style-name="P7">But that gives me an error because "named optional parameters can't start with an underscore."</text:p>
      <text:p text:style-name="P7"/>
      <text:p text:style-name="P7">How can I solve this? I'd like my variables phoneNumber and email to be private.</text:p>
      <text:p text:style-name="P7"/>
      <text:p text:style-name="P7">Thank you,</text:p>
      <text:p text:style-name="P7"/>
      <text:p text:style-name="P7">Felip Pellicer</text:p>
      <text:p text:style-name="P1"/>
      <text:p text:style-name="P3">Rta</text:p>
      <text:p text:style-name="P11">class Student {</text:p>
      <text:p text:style-name="P12">  <text:span text:style-name="T4">final String _id;</text:span></text:p>
      <text:p text:style-name="P12">  <text:span text:style-name="T4">String _name, _phoneNumber, _email;</text:span></text:p>
      <text:p text:style-name="P10"/>
      <text:p text:style-name="P12">  <text:span text:style-name="T4">Student(this._id, this._name, {String phoneNumber, String email})</text:span></text:p>
      <text:p text:style-name="P12">      <text:span text:style-name="T4">: this._phoneNumber = phoneNumber,</text:span></text:p>
      <text:p text:style-name="P12">        <text:span text:style-name="T4">this._email = email;</text:span></text:p>
      <text:p text:style-name="P11">}</text:p>
      <text:p text:style-name="P4"/>
      <text:p text:style-name="P1"><text:a xlink:type="simple" xlink:href="https://github.com/flutter/flutter/commit/343b57036a94ee9b0131d4d957372a147f8d838d" text:style-name="Internet_20_link" text:visited-style-name="Visited_20_Internet_20_Link"><text:span text:style-name="T5">Herencia Github</text:span></text:a></text:p>
      <text:p text:style-name="P1"><text:a xlink:type="simple" xlink:href="https://gist.github.com/HansMuller/b947e76c34d941397989eaab537d45ca" text:style-name="Internet_20_link" text:visited-style-name="Visited_20_Internet_20_Link"><text:span text:style-name="T6">mas Herencia</text:span></text:a></text:p>
      <text:p text:style-name="P1"/>
      <text:p text:style-name="P1"><text:a xlink:type="simple" xlink:href="https://medium.freecodecamp.org/app-architecture-mvvm-in-flutter-using-dart-streams-26f6bd6ae4b6" text:style-name="Internet_20_link" text:visited-style-name="Visited_20_Internet_20_Link"><text:span text:style-name="T7">mvv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8-09-27T09:49:10.497000000</meta:creation-date>
    <meta:editing-duration>PT41M27S</meta:editing-duration>
    <meta:generator>LibreOffice/6.1.0.3$Windows_X86_64 LibreOffice_project/efb621ed25068d70781dc026f7e9c5187a4decd1</meta:generator>
    <dc:date>2018-10-06T15:58:41.526000000</dc:date>
    <meta:document-statistic meta:table-count="0" meta:image-count="0" meta:object-count="0" meta:page-count="2" meta:paragraph-count="30" meta:word-count="104" meta:character-count="745" meta:non-whitespace-character-count="6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